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5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wrap-option="no-wrap" fo:border="1.25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1.25pt solid #000000" fo:padding="0.049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no-wrap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wrap-option="wrap" fo:border="1.25pt solid #000000"/>
    </style:style>
    <style:style style:name="ce34" style:family="table-cell" style:parent-style-name="Default">
      <style:table-cell-properties fo:border="1.25pt solid #000000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44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fo:text-align="center"/>
      <style:text-properties fo:font-size="8pt" style:font-size-asian="8pt" style:font-size-complex="8pt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fo:text-align="center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4.297cm" svg:height="8.947cm" svg:x="0.117cm" svg:y="9.081cm">
            <draw:object draw:notify-on-update-of-ranges="'tempo-e-vazaoV2'.B42:'tempo-e-vazaoV2'.E42 'tempo-e-vazaoV2'.A43:'tempo-e-vazaoV2'.A43 'tempo-e-vazaoV2'.B43:'tempo-e-vazaoV2'.E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4.446cm" svg:height="9cm" svg:x="14.404cm" svg:y="9.057cm">
            <draw:object draw:notify-on-update-of-ranges="'tempo-e-vazaoV2'.J42:'tempo-e-vazaoV2'.M42 'tempo-e-vazaoV2'.I43:'tempo-e-vazaoV2'.I43 'tempo-e-vazaoV2'.J43:'tempo-e-vazaoV2'.M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3.993cm" svg:height="9cm" svg:x="29.237cm" svg:y="8.981cm">
            <draw:object draw:notify-on-update-of-ranges="'tempo-e-vazaoV2'.Q42:'tempo-e-vazaoV2'.T42 'tempo-e-vazaoV2'.P43:'tempo-e-vazaoV2'.P43 'tempo-e-vazaoV2'.Q43:'tempo-e-vazaoV2'.T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 office:value-type="string" calcext:value-type="string">
            <text:p>16KB:</text:p>
          </table:table-cell>
          <table:table-cell table:number-columns-repeated="2"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 office:value-type="string" calcext:value-type="string">
            <text:p>16KB: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2]" office:value-type="string" office:string-value="10.356727" calcext:value-type="string">
            <text:p>10.356727</text:p>
          </table:table-cell>
          <table:table-cell table:style-name="ce14" table:formula="of:=[$dadosV2.$A13]" office:value-type="string" office:string-value="10.304078" calcext:value-type="string">
            <text:p>10.304078</text:p>
          </table:table-cell>
          <table:table-cell table:style-name="ce14" table:formula="of:=[$dadosV2.$A24]" office:value-type="string" office:string-value="10.477459" calcext:value-type="string">
            <text:p>10.477459</text:p>
          </table:table-cell>
          <table:table-cell table:style-name="ce14" table:formula="of:=[$dadosV2.$A35]" office:value-type="float" office:value="0" calcext:value-type="float">
            <text:p>0.000000</text:p>
          </table:table-cell>
          <table:table-cell table:number-columns-repeated="2"/>
          <table:table-cell table:style-name="ce14" table:formula="of:=[$dadosV2.$A46]" office:value-type="float" office:value="0" calcext:value-type="float">
            <text:p>0.000000</text:p>
          </table:table-cell>
          <table:table-cell table:style-name="ce14" table:formula="of:=[$dadosV2.$A57]" office:value-type="float" office:value="0" calcext:value-type="float">
            <text:p>0.000000</text:p>
          </table:table-cell>
          <table:table-cell table:style-name="ce14" table:formula="of:=[$dadosV2.$A68]" office:value-type="float" office:value="0" calcext:value-type="float">
            <text:p>0.000000</text:p>
          </table:table-cell>
          <table:table-cell table:style-name="ce14" table:formula="of:=[$dadosV2.$A79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3]" office:value-type="string" office:string-value="10.354445" calcext:value-type="string">
            <text:p>10.354445</text:p>
          </table:table-cell>
          <table:table-cell table:style-name="ce14" table:formula="of:=[$dadosV2.$A14]" office:value-type="string" office:string-value="10.321092" calcext:value-type="string">
            <text:p>10.321092</text:p>
          </table:table-cell>
          <table:table-cell table:style-name="ce14" table:formula="of:=[$dadosV2.$A25]" office:value-type="string" office:string-value="10.477823" calcext:value-type="string">
            <text:p>10.477823</text:p>
          </table:table-cell>
          <table:table-cell table:style-name="ce14" table:formula="of:=[$dadosV2.$A36]" office:value-type="float" office:value="0" calcext:value-type="float">
            <text:p>0.000000</text:p>
          </table:table-cell>
          <table:table-cell table:number-columns-repeated="2"/>
          <table:table-cell table:style-name="ce14" table:formula="of:=[$dadosV2.$A47]" office:value-type="float" office:value="0" calcext:value-type="float">
            <text:p>0.000000</text:p>
          </table:table-cell>
          <table:table-cell table:style-name="ce14" table:formula="of:=[$dadosV2.$A58]" office:value-type="float" office:value="0" calcext:value-type="float">
            <text:p>0.000000</text:p>
          </table:table-cell>
          <table:table-cell table:style-name="ce14" table:formula="of:=[$dadosV2.$A69]" office:value-type="float" office:value="0" calcext:value-type="float">
            <text:p>0.000000</text:p>
          </table:table-cell>
          <table:table-cell table:style-name="ce14" table:formula="of:=[$dadosV2.$A80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4]" office:value-type="string" office:string-value="10.351844" calcext:value-type="string">
            <text:p>10.351844</text:p>
          </table:table-cell>
          <table:table-cell table:style-name="ce14" table:formula="of:=[$dadosV2.$A15]" office:value-type="string" office:string-value="10.304596" calcext:value-type="string">
            <text:p>10.304596</text:p>
          </table:table-cell>
          <table:table-cell table:style-name="ce14" table:formula="of:=[$dadosV2.$A26]" office:value-type="string" office:string-value="10.475280" calcext:value-type="string">
            <text:p>10.475280</text:p>
          </table:table-cell>
          <table:table-cell table:style-name="ce14" table:formula="of:=[$dadosV2.$A37]" office:value-type="float" office:value="0" calcext:value-type="float">
            <text:p>0.000000</text:p>
          </table:table-cell>
          <table:table-cell table:number-columns-repeated="2"/>
          <table:table-cell table:style-name="ce14" table:formula="of:=[$dadosV2.$A48]" office:value-type="float" office:value="0" calcext:value-type="float">
            <text:p>0.000000</text:p>
          </table:table-cell>
          <table:table-cell table:style-name="ce14" table:formula="of:=[$dadosV2.$A59]" office:value-type="float" office:value="0" calcext:value-type="float">
            <text:p>0.000000</text:p>
          </table:table-cell>
          <table:table-cell table:style-name="ce14" table:formula="of:=[$dadosV2.$A70]" office:value-type="float" office:value="0" calcext:value-type="float">
            <text:p>0.000000</text:p>
          </table:table-cell>
          <table:table-cell table:style-name="ce14" table:formula="of:=[$dadosV2.$A81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5]" office:value-type="string" office:string-value="10.367353" calcext:value-type="string">
            <text:p>10.367353</text:p>
          </table:table-cell>
          <table:table-cell table:style-name="ce14" table:formula="of:=[$dadosV2.$A16]" office:value-type="string" office:string-value="10.303598" calcext:value-type="string">
            <text:p>10.303598</text:p>
          </table:table-cell>
          <table:table-cell table:style-name="ce14" table:formula="of:=[$dadosV2.$A27]" office:value-type="string" office:string-value="10.486731" calcext:value-type="string">
            <text:p>10.486731</text:p>
          </table:table-cell>
          <table:table-cell table:style-name="ce14" table:formula="of:=[$dadosV2.$A38]" office:value-type="float" office:value="0" calcext:value-type="float">
            <text:p>0.000000</text:p>
          </table:table-cell>
          <table:table-cell table:number-columns-repeated="2"/>
          <table:table-cell table:style-name="ce14" table:formula="of:=[$dadosV2.$A49]" office:value-type="float" office:value="0" calcext:value-type="float">
            <text:p>0.000000</text:p>
          </table:table-cell>
          <table:table-cell table:style-name="ce14" table:formula="of:=[$dadosV2.$A60]" office:value-type="float" office:value="0" calcext:value-type="float">
            <text:p>0.000000</text:p>
          </table:table-cell>
          <table:table-cell table:style-name="ce14" table:formula="of:=[$dadosV2.$A71]" office:value-type="float" office:value="0" calcext:value-type="float">
            <text:p>0.000000</text:p>
          </table:table-cell>
          <table:table-cell table:style-name="ce14" table:formula="of:=[$dadosV2.$A82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6]" office:value-type="string" office:string-value="10.352759" calcext:value-type="string">
            <text:p>10.352759</text:p>
          </table:table-cell>
          <table:table-cell table:style-name="ce14" table:formula="of:=[$dadosV2.$A17]" office:value-type="string" office:string-value="10.305057" calcext:value-type="string">
            <text:p>10.305057</text:p>
          </table:table-cell>
          <table:table-cell table:style-name="ce14" table:formula="of:=[$dadosV2.$A28]" office:value-type="string" office:string-value="10.488790" calcext:value-type="string">
            <text:p>10.488790</text:p>
          </table:table-cell>
          <table:table-cell table:style-name="ce14" table:formula="of:=[$dadosV2.$A39]" office:value-type="float" office:value="0" calcext:value-type="float">
            <text:p>0.000000</text:p>
          </table:table-cell>
          <table:table-cell table:number-columns-repeated="2"/>
          <table:table-cell table:style-name="ce14" table:formula="of:=[$dadosV2.$A50]" office:value-type="float" office:value="0" calcext:value-type="float">
            <text:p>0.000000</text:p>
          </table:table-cell>
          <table:table-cell table:style-name="ce14" table:formula="of:=[$dadosV2.$A61]" office:value-type="float" office:value="0" calcext:value-type="float">
            <text:p>0.000000</text:p>
          </table:table-cell>
          <table:table-cell table:style-name="ce14" table:formula="of:=[$dadosV2.$A72]" office:value-type="float" office:value="0" calcext:value-type="float">
            <text:p>0.000000</text:p>
          </table:table-cell>
          <table:table-cell table:style-name="ce14" table:formula="of:=[$dadosV2.$A83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7]" office:value-type="string" office:string-value="10.359035" calcext:value-type="string">
            <text:p>10.359035</text:p>
          </table:table-cell>
          <table:table-cell table:style-name="ce14" table:formula="of:=[$dadosV2.$A18]" office:value-type="string" office:string-value="10.303612" calcext:value-type="string">
            <text:p>10.303612</text:p>
          </table:table-cell>
          <table:table-cell table:style-name="ce14" table:formula="of:=[$dadosV2.$A29]" office:value-type="string" office:string-value="10.482368" calcext:value-type="string">
            <text:p>10.482368</text:p>
          </table:table-cell>
          <table:table-cell table:style-name="ce14" table:formula="of:=[$dadosV2.$A40]" office:value-type="float" office:value="0" calcext:value-type="float">
            <text:p>0.000000</text:p>
          </table:table-cell>
          <table:table-cell table:number-columns-repeated="2"/>
          <table:table-cell table:style-name="ce14" table:formula="of:=[$dadosV2.$A51]" office:value-type="float" office:value="0" calcext:value-type="float">
            <text:p>0.000000</text:p>
          </table:table-cell>
          <table:table-cell table:style-name="ce14" table:formula="of:=[$dadosV2.$A62]" office:value-type="float" office:value="0" calcext:value-type="float">
            <text:p>0.000000</text:p>
          </table:table-cell>
          <table:table-cell table:style-name="ce14" table:formula="of:=[$dadosV2.$A73]" office:value-type="float" office:value="0" calcext:value-type="float">
            <text:p>0.000000</text:p>
          </table:table-cell>
          <table:table-cell table:style-name="ce14" table:formula="of:=[$dadosV2.$A84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8]" office:value-type="string" office:string-value="10.357277" calcext:value-type="string">
            <text:p>10.357277</text:p>
          </table:table-cell>
          <table:table-cell table:style-name="ce14" table:formula="of:=[$dadosV2.$A19]" office:value-type="string" office:string-value="10.306079" calcext:value-type="string">
            <text:p>10.306079</text:p>
          </table:table-cell>
          <table:table-cell table:style-name="ce14" table:formula="of:=[$dadosV2.$A30]" office:value-type="string" office:string-value="10.477585" calcext:value-type="string">
            <text:p>10.477585</text:p>
          </table:table-cell>
          <table:table-cell table:style-name="ce14" table:formula="of:=[$dadosV2.$A41]" office:value-type="float" office:value="0" calcext:value-type="float">
            <text:p>0.000000</text:p>
          </table:table-cell>
          <table:table-cell table:number-columns-repeated="2"/>
          <table:table-cell table:style-name="ce14" table:formula="of:=[$dadosV2.$A52]" office:value-type="float" office:value="0" calcext:value-type="float">
            <text:p>0.000000</text:p>
          </table:table-cell>
          <table:table-cell table:style-name="ce14" table:formula="of:=[$dadosV2.$A63]" office:value-type="float" office:value="0" calcext:value-type="float">
            <text:p>0.000000</text:p>
          </table:table-cell>
          <table:table-cell table:style-name="ce14" table:formula="of:=[$dadosV2.$A74]" office:value-type="float" office:value="0" calcext:value-type="float">
            <text:p>0.000000</text:p>
          </table:table-cell>
          <table:table-cell table:style-name="ce14" table:formula="of:=[$dadosV2.$A85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9]" office:value-type="string" office:string-value="10.354735" calcext:value-type="string">
            <text:p>10.354735</text:p>
          </table:table-cell>
          <table:table-cell table:style-name="ce14" table:formula="of:=[$dadosV2.$A20]" office:value-type="string" office:string-value="10.303275" calcext:value-type="string">
            <text:p>10.303275</text:p>
          </table:table-cell>
          <table:table-cell table:style-name="ce14" table:formula="of:=[$dadosV2.$A31]" office:value-type="string" office:string-value="10.484806" calcext:value-type="string">
            <text:p>10.484806</text:p>
          </table:table-cell>
          <table:table-cell table:style-name="ce14" table:formula="of:=[$dadosV2.$A42]" office:value-type="float" office:value="0" calcext:value-type="float">
            <text:p>0.000000</text:p>
          </table:table-cell>
          <table:table-cell table:number-columns-repeated="2"/>
          <table:table-cell table:style-name="ce14" table:formula="of:=[$dadosV2.$A53]" office:value-type="float" office:value="0" calcext:value-type="float">
            <text:p>0.000000</text:p>
          </table:table-cell>
          <table:table-cell table:style-name="ce14" table:formula="of:=[$dadosV2.$A64]" office:value-type="float" office:value="0" calcext:value-type="float">
            <text:p>0.000000</text:p>
          </table:table-cell>
          <table:table-cell table:style-name="ce14" table:formula="of:=[$dadosV2.$A75]" office:value-type="float" office:value="0" calcext:value-type="float">
            <text:p>0.000000</text:p>
          </table:table-cell>
          <table:table-cell table:style-name="ce14" table:formula="of:=[$dadosV2.$A86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10]" office:value-type="string" office:string-value="10.358161" calcext:value-type="string">
            <text:p>10.358161</text:p>
          </table:table-cell>
          <table:table-cell table:style-name="ce14" table:formula="of:=[$dadosV2.$A21]" office:value-type="string" office:string-value="10.302666" calcext:value-type="string">
            <text:p>10.302666</text:p>
          </table:table-cell>
          <table:table-cell table:style-name="ce14" table:formula="of:=[$dadosV2.$A32]" office:value-type="string" office:string-value="10.473574" calcext:value-type="string">
            <text:p>10.473574</text:p>
          </table:table-cell>
          <table:table-cell table:style-name="ce14" table:formula="of:=[$dadosV2.$A43]" office:value-type="float" office:value="0" calcext:value-type="float">
            <text:p>0.000000</text:p>
          </table:table-cell>
          <table:table-cell table:number-columns-repeated="2"/>
          <table:table-cell table:style-name="ce14" table:formula="of:=[$dadosV2.$A54]" office:value-type="float" office:value="0" calcext:value-type="float">
            <text:p>0.000000</text:p>
          </table:table-cell>
          <table:table-cell table:style-name="ce14" table:formula="of:=[$dadosV2.$A65]" office:value-type="float" office:value="0" calcext:value-type="float">
            <text:p>0.000000</text:p>
          </table:table-cell>
          <table:table-cell table:style-name="ce14" table:formula="of:=[$dadosV2.$A76]" office:value-type="float" office:value="0" calcext:value-type="float">
            <text:p>0.000000</text:p>
          </table:table-cell>
          <table:table-cell table:style-name="ce14" table:formula="of:=[$dadosV2.$A87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11]" office:value-type="string" office:string-value="10.358692" calcext:value-type="string">
            <text:p>10.358692</text:p>
          </table:table-cell>
          <table:table-cell table:style-name="ce14" table:formula="of:=[$dadosV2.$A22]" office:value-type="string" office:string-value="10.311797" calcext:value-type="string">
            <text:p>10.311797</text:p>
          </table:table-cell>
          <table:table-cell table:style-name="ce14" table:formula="of:=[$dadosV2.$A33]" office:value-type="string" office:string-value="10.478579" calcext:value-type="string">
            <text:p>10.478579</text:p>
          </table:table-cell>
          <table:table-cell table:style-name="ce14" table:formula="of:=[$dadosV2.$A44]" office:value-type="float" office:value="0" calcext:value-type="float">
            <text:p>0.000000</text:p>
          </table:table-cell>
          <table:table-cell table:number-columns-repeated="2"/>
          <table:table-cell table:style-name="ce14" table:formula="of:=[$dadosV2.$A55]" office:value-type="float" office:value="0" calcext:value-type="float">
            <text:p>0.000000</text:p>
          </table:table-cell>
          <table:table-cell table:style-name="ce14" table:formula="of:=[$dadosV2.$A66]" office:value-type="float" office:value="0" calcext:value-type="float">
            <text:p>0.000000</text:p>
          </table:table-cell>
          <table:table-cell table:style-name="ce14" table:formula="of:=[$dadosV2.$A77]" office:value-type="float" office:value="0" calcext:value-type="float">
            <text:p>0.000000</text:p>
          </table:table-cell>
          <table:table-cell table:style-name="ce14" table:formula="of:=[$dadosV2.$A88]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5" table:number-rows-spanned="1">
            <text:p>tempo médio (ms)</text:p>
          </table:table-cell>
          <table:covered-table-cell table:number-columns-repeated="4" table:style-name="ce21"/>
          <table:table-cell/>
          <table:table-cell table:style-name="ce26" office:value-type="string" calcext:value-type="string" table:number-columns-spanned="5" table:number-rows-spanned="1">
            <text:p>tempo médio (ms)</text:p>
          </table:table-cell>
          <table:covered-table-cell table:number-columns-repeated="4"/>
          <table:table-cell table:number-columns-repeated="28"/>
          <table:table-cell table:style-name="ce11" table:number-columns-repeated="985"/>
        </table:table-row>
        <table:table-row table:style-name="ro2">
          <table:table-cell table:style-name="ce31" office:value-type="string" calcext:value-type="string">
            <text:p>tmsg (B)</text:p>
          </table:table-cell>
          <table:table-cell table:style-name="ce16" office:value-type="string" calcext:value-type="string">
            <text:p>8B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string" calcext:value-type="string">
            <text:p>4KB</text:p>
          </table:table-cell>
          <table:table-cell table:style-name="ce6" office:value-type="string" calcext:value-type="string">
            <text:p>16KB</text:p>
          </table:table-cell>
          <table:table-cell/>
          <table:table-cell table:style-name="ce31" office:value-type="string" calcext:value-type="string">
            <text:p>tmsg (B)</text:p>
          </table:table-cell>
          <table:table-cell table:style-name="ce6" office:value-type="string" calcext:value-type="string">
            <text:p>8B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string" calcext:value-type="string">
            <text:p>4KB</text:p>
          </table:table-cell>
          <table:table-cell table:style-name="ce6" office:value-type="string" calcext:value-type="string">
            <text:p>16KB</text:p>
          </table:table-cell>
          <table:table-cell table:number-columns-repeated="1013"/>
        </table:table-row>
        <table:table-row table:style-name="ro3">
          <table:table-cell table:style-name="ce30" office:value-type="string" calcext:value-type="string">
            <text:p>tempo médio (ms)</text:p>
          </table:table-cell>
          <table:table-cell table:style-name="ce31" table:formula="of:=ROUND(SUM([.B5:.B14])/10;4)" office:value-type="float" office:value="0" calcext:value-type="float">
            <text:p>0</text:p>
          </table:table-cell>
          <table:table-cell table:style-name="ce24" table:formula="of:=ROUND(SUM([.C5:.C14])/10;4)" office:value-type="float" office:value="0" calcext:value-type="float">
            <text:p>0,00</text:p>
          </table:table-cell>
          <table:table-cell table:style-name="ce31" table:formula="of:=ROUND(SUM([.D5:.D14])/10;4)" office:value-type="float" office:value="0" calcext:value-type="float">
            <text:p>0</text:p>
          </table:table-cell>
          <table:table-cell table:style-name="ce31" table:formula="of:=ROUND(SUM([.E5:.E14])/10;4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tempo médio (ms)</text:p>
          </table:table-cell>
          <table:table-cell table:style-name="ce31" table:formula="of:=ROUND(SUM([.H5:.H14])/10;4)" office:value-type="float" office:value="0" calcext:value-type="float">
            <text:p>0</text:p>
          </table:table-cell>
          <table:table-cell table:style-name="ce31" table:formula="of:=ROUND(SUM([.I5:.I14])/10;4)" office:value-type="float" office:value="0" calcext:value-type="float">
            <text:p>0</text:p>
          </table:table-cell>
          <table:table-cell table:style-name="ce31" table:formula="of:=ROUND(SUM([.J5:.J14])/10;4)" office:value-type="float" office:value="0" calcext:value-type="float">
            <text:p>0</text:p>
          </table:table-cell>
          <table:table-cell table:style-name="ce31" table:formula="of:=ROUND(SUM([.K5:.K14])/10;4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12"/>
          <table:table-cell table:style-name="ce27"/>
          <table:table-cell table:number-columns-repeated="1010"/>
        </table:table-row>
        <table:table-row table:style-name="ro2" table:number-rows-repeated="2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3"/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2"/>
          <table:table-cell table:style-name="ce26" office:value-type="string" calcext:value-type="string" table:number-columns-spanned="5" table:number-rows-spanned="1">
            <text:p>LATENCIA MÉDIA</text:p>
          </table:table-cell>
          <table:covered-table-cell table:number-columns-repeated="4" table:style-name="ce34"/>
          <table:table-cell table:number-columns-repeated="1004"/>
        </table:table-row>
        <table:table-row table:style-name="ro2">
          <table:table-cell table:style-name="ce6" office:value-type="string" calcext:value-type="string">
            <text:p>tmsg (B)</text:p>
          </table:table-cell>
          <table:table-cell table:style-name="ce1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6000" calcext:value-type="float">
            <text:p>16000</text:p>
          </table:table-cell>
          <table:table-cell table:number-columns-repeated="3"/>
          <table:table-cell table:style-name="ce6" office:value-type="string" calcext:value-type="string">
            <text:p>tmsg (B)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6000" calcext:value-type="float">
            <text:p>16000</text:p>
          </table:table-cell>
          <table:table-cell table:number-columns-repeated="2"/>
          <table:table-cell table:style-name="ce31" office:value-type="string" calcext:value-type="string">
            <text:p>tmsg (B)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office:value-type="float" office:value="4000" calcext:value-type="float">
            <text:p>4000</text:p>
          </table:table-cell>
          <table:table-cell table:style-name="ce31" office:value-type="float" office:value="16000" calcext:value-type="float">
            <text:p>16000</text:p>
          </table:table-cell>
          <table:table-cell table:number-columns-repeated="1004"/>
        </table:table-row>
        <table:table-row table:style-name="ro5">
          <table:table-cell table:style-name="ce30" office:value-type="string" calcext:value-type="string">
            <text:p>Vazão média MB/s (My Bcast)</text:p>
          </table:table-cell>
          <table:table-cell table:style-name="ce31" table:formula="of:=ROUND(([dadosV2.B1]*[dadosV2.D1])/([.B18]*1000*1000);0)" office:value-type="string" office:string-value="" calcext:value-type="error">
            <text:p>#DIV/0!</text:p>
          </table:table-cell>
          <table:table-cell table:style-name="ce31" table:formula="of:=ROUND(([dadosV2.B12]*[dadosV2.D12])/([.C18]*1000*1000);0)" office:value-type="string" office:string-value="" calcext:value-type="error">
            <text:p>#DIV/0!</text:p>
          </table:table-cell>
          <table:table-cell table:style-name="ce31" table:formula="of:=ROUND(([dadosV2.B23]*[dadosV2.D23])/([.D18]*1000*1000);0)" office:value-type="string" office:string-value="" calcext:value-type="error">
            <text:p>#DIV/0!</text:p>
          </table:table-cell>
          <table:table-cell table:style-name="ce31" table:formula="of:=ROUND(([dadosV2.B34]*[dadosV2.D34])/([.E18]*1000*1000);0)" office:value-type="string" office:string-value="" calcext:value-type="error">
            <text:p>#DIV/0!</text:p>
          </table:table-cell>
          <table:table-cell table:number-columns-repeated="3"/>
          <table:table-cell table:style-name="ce30" office:value-type="string" calcext:value-type="string">
            <text:p>Vazão média <text:s/>MB/s (não bloqueante)</text:p>
          </table:table-cell>
          <table:table-cell table:style-name="ce31" table:formula="of:=ROUND(([dadosV2.B45]*[dadosV2.D45])/([.H18]*1000*1000);0)" office:value-type="string" office:string-value="" calcext:value-type="error">
            <text:p>#DIV/0!</text:p>
          </table:table-cell>
          <table:table-cell table:style-name="ce31" table:formula="of:=ROUND(([dadosV2.B56]*[dadosV2.D56])/([.I18]*1000*1000);0)" office:value-type="string" office:string-value="" calcext:value-type="error">
            <text:p>#DIV/0!</text:p>
          </table:table-cell>
          <table:table-cell table:style-name="ce31" table:formula="of:=ROUND(([dadosV2.B67]*[dadosV2.D67])/([.J18]*1000*1000);0)" office:value-type="string" office:string-value="" calcext:value-type="error">
            <text:p>#DIV/0!</text:p>
          </table:table-cell>
          <table:table-cell table:style-name="ce31" table:formula="of:=ROUND(([dadosV2.B78]*[dadosV2.D78])/([.K18]*1000*1000);0)" office:value-type="string" office:string-value="" calcext:value-type="error">
            <text:p>#DIV/0!</text:p>
          </table:table-cell>
          <table:table-cell table:number-columns-repeated="2"/>
          <table:table-cell table:style-name="ce29" office:value-type="string" calcext:value-type="string">
            <text:p>Latencia média us/nmsg</text:p>
          </table:table-cell>
          <table:table-cell table:style-name="ce31" table:formula="of:=ROUND((([.$B18]*1000*1000)/[dadosV2.B1])/2;6)" office:value-type="float" office:value="0" calcext:value-type="float">
            <text:p>0</text:p>
          </table:table-cell>
          <table:table-cell table:style-name="ce31" table:formula="of:=ROUND((([.$C18]*1000*1000)/[dadosV2.B12])/2;6)" office:value-type="float" office:value="0" calcext:value-type="float">
            <text:p>0</text:p>
          </table:table-cell>
          <table:table-cell table:style-name="ce31" table:formula="of:=ROUND((([.$D18]*1000*1000)/[dadosV2.B23])/2;6)" office:value-type="float" office:value="0" calcext:value-type="float">
            <text:p>0</text:p>
          </table:table-cell>
          <table:table-cell table:style-name="ce31" table:formula="of:=ROUND((([.$E18]*1000*1000)/[dadosV2.B34])/2;6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style-name="Default"/>
          <table:table-cell table:number-columns-repeated="16"/>
          <table:table-cell table:style-name="ce27"/>
          <table:table-cell table:number-columns-repeated="100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4" table:number-columns-repeated="9" table:default-cell-style-name="Default"/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Local, 1 nucleo):</text:p>
          </table:table-cell>
        </table:table-row>
        <table:table-row table:style-name="ro2">
          <table:table-cell office:value-type="string" calcext:value-type="string">
            <text:p>10.35672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544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518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6735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5275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59035</text:p>
          </table:table-cell>
          <table:table-cell table:number-columns-repeated="8"/>
        </table:table-row>
        <table:table-row table:style-name="ro2">
          <table:table-cell table:style-name="ce28" office:value-type="string" calcext:value-type="string">
            <text:p>10.35727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5473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5816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586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Local, 4 nucleos):</text:p>
          </table:table-cell>
        </table:table-row>
        <table:table-row table:style-name="ro2">
          <table:table-cell office:value-type="string" calcext:value-type="string">
            <text:p>10.3040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210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045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0359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0505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036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060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0327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0266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31179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Q: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e P: 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<text:s/>pontos,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imensoes (cluster, 4 pc's):</text:p>
          </table:table-cell>
        </table:table-row>
        <table:table-row table:style-name="ro2">
          <table:table-cell office:value-type="string" calcext:value-type="string">
            <text:p>10.47745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47782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475280</text:p>
          </table:table-cell>
          <table:table-cell table:style-name="ce28"/>
          <table:table-cell table:number-columns-repeated="7"/>
        </table:table-row>
        <table:table-row table:style-name="ro2">
          <table:table-cell office:value-type="string" calcext:value-type="string">
            <text:p>10.48673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48879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48236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47758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4848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47357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4785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acf20@j11:~/trab-5-paralela$</text:p>
          </table:table-cell>
          <table:table-cell table:number-columns-repeated="8"/>
        </table:table-row>
      </table:table>
      <table:table table:name="tempo-e-vazaoV1" table:style-name="ta1"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5" table:number-columns-repeated="8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44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4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44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8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44"/>
        <table:table-row table:style-name="ro2">
          <table:table-cell table:style-name="ce44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,72</text:p>
          </table:table-cell>
          <table:table-cell table:style-name="ce31" table:formula="of:=[$'tempo-e-vazaoV1'.C18]" office:value-type="float" office:value="815.88" calcext:value-type="float">
            <text:p>815,88</text:p>
          </table:table-cell>
          <table:table-cell table:style-name="ce31" table:formula="of:=[$'tempo-e-vazaoV1'.D18]" office:value-type="float" office:value="708.92" calcext:value-type="float">
            <text:p>708,92</text:p>
          </table:table-cell>
          <table:table-cell table:style-name="ce31" table:formula="of:=[$'tempo-e-vazaoV1'.E18]" office:value-type="float" office:value="654.79" calcext:value-type="float">
            <text:p>654,79</text:p>
          </table:table-cell>
          <table:table-cell table:style-name="ce31" table:formula="of:=[$'tempo-e-vazaoV1'.F18]" office:value-type="float" office:value="655.42" calcext:value-type="float">
            <text:p>655,42</text:p>
          </table:table-cell>
          <table:table-cell table:style-name="ce31" table:formula="of:=[$'tempo-e-vazaoV1'.G18]" office:value-type="float" office:value="646.45" calcext:value-type="float">
            <text:p>646,45</text:p>
          </table:table-cell>
          <table:table-cell table:style-name="ce31" table:formula="of:=[$'tempo-e-vazaoV1'.H18]" office:value-type="float" office:value="646.25" calcext:value-type="float">
            <text:p>646,25</text:p>
          </table:table-cell>
          <table:table-cell table:style-name="ce31" table:formula="of:=[$'tempo-e-vazaoV1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0" calcext:value-type="float">
            <text:p>0,00</text:p>
          </table:table-cell>
          <table:table-cell table:style-name="ce32" table:formula="of:=[$'tempo-e-vazaoV2'.C18]" office:value-type="float" office:value="0" calcext:value-type="float">
            <text:p>0,00</text:p>
          </table:table-cell>
          <table:table-cell table:style-name="ce32" table:formula="of:=[$'tempo-e-vazaoV2'.D18]" office:value-type="float" office:value="0" calcext:value-type="float">
            <text:p>0,00</text:p>
          </table:table-cell>
          <table:table-cell table:style-name="ce32" table:formula="of:=[$'tempo-e-vazaoV2'.E18]" office:value-type="float" office:value="0" calcext:value-type="float">
            <text:p>0,00</text:p>
          </table:table-cell>
          <table:table-cell table:style-name="ce32" table:formula="of:=[$'tempo-e-vazaoV2'.H18]" office:value-type="float" office:value="0" calcext:value-type="float">
            <text:p>0,00</text:p>
          </table:table-cell>
          <table:table-cell table:style-name="ce32" table:formula="of:=[$'tempo-e-vazaoV2'.I18]" office:value-type="float" office:value="0" calcext:value-type="float">
            <text:p>0,00</text:p>
          </table:table-cell>
          <table:table-cell table:style-name="ce32" table:formula="of:=[$'tempo-e-vazaoV2'.J18]" office:value-type="float" office:value="0" calcext:value-type="float">
            <text:p>0,00</text:p>
          </table:table-cell>
          <table:table-cell table:style-name="ce32" table:formula="of:=[$'tempo-e-vazaoV2'.K18]" office:value-type="float" office:value="0" calcext:value-type="float">
            <text:p>0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string" office:string-value="" calcext:value-type="error">
            <text:p>#DIV/0!</text:p>
          </table:table-cell>
          <table:table-cell table:style-name="ce33" table:formula="of:=ROUND([.C3]/[.C4];2)" office:value-type="string" office:string-value="" calcext:value-type="error">
            <text:p>#DIV/0!</text:p>
          </table:table-cell>
          <table:table-cell table:style-name="ce33" table:formula="of:=ROUND([.D3]/[.D4];2)" office:value-type="string" office:string-value="" calcext:value-type="error">
            <text:p>#DIV/0!</text:p>
          </table:table-cell>
          <table:table-cell table:style-name="ce33" table:formula="of:=ROUND([.E3]/[.E4];2)" office:value-type="string" office:string-value="" calcext:value-type="error">
            <text:p>#DIV/0!</text:p>
          </table:table-cell>
          <table:table-cell table:style-name="ce33" table:formula="of:=ROUND([.F3]/[.F4];2)" office:value-type="string" office:string-value="" calcext:value-type="error">
            <text:p>#DIV/0!</text:p>
          </table:table-cell>
          <table:table-cell table:style-name="ce33" table:formula="of:=ROUND([.G3]/[.G4];2)" office:value-type="string" office:string-value="" calcext:value-type="error">
            <text:p>#DIV/0!</text:p>
          </table:table-cell>
          <table:table-cell table:style-name="ce33" table:formula="of:=ROUND([.H3]/[.H4];2)" office:value-type="string" office:string-value="" calcext:value-type="error">
            <text:p>#DIV/0!</text:p>
          </table:table-cell>
          <table:table-cell table:style-name="ce33" table:formula="of:=ROUND([.I3]/[.I4];2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number-style style:name="N10156" number:language="en" number:country="US">
      <number:number number:decimal-places="6" number:min-decimal-places="6" number:min-integer-digits="1"/>
    </number:number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19T13:28:09.079203435</dc:date>
    <meta:editing-duration>PT11H31M3S</meta:editing-duration>
    <meta:editing-cycles>63</meta:editing-cycles>
    <meta:document-statistic meta:table-count="5" meta:cell-count="51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47cm" svg:height="9.001cm" xlink:href=".." xlink:type="simple" chart:class="chart:bar" chart:style-name="ch1">
        <chart:title svg:x="4.864cm" svg:y="0.316cm" chart:style-name="ch2">
          <text:p>PingPongMPI (long int)</text:p>
        </chart:title>
        <chart:subtitle svg:x="4.242cm" svg:y="1.218cm" chart:style-name="ch3">
          <text:p>i3-7100U (2 core, 4 hyperthreads)</text:p>
        </chart:subtitle>
        <chart:legend chart:legend-position="end" svg:x="9.882cm" svg:y="4.002cm" style:legend-expansion="high" chart:style-name="ch4"/>
        <chart:plot-area chart:style-name="ch5" table:cell-range-address="'tempo-e-vazaoV2'.I42:'tempo-e-vazaoV2'.M43" chart:data-source-has-labels="both" svg:x="1.299cm" svg:y="2.138cm" svg:width="8.295cm" svg:height="5.702cm">
          <chart:coordinate-region svg:x="2.476cm" svg:y="2.138cm" svg:width="6.931cm" svg:height="5.055cm"/>
          <chart:axis chart:dimension="x" chart:name="primary-x" chart:style-name="ch6" chartooo:axis-type="auto">
            <chartooo:date-scale/>
            <chart:title svg:x="0.451cm" svg:y="5.642cm" chart:style-name="ch7">
              <text:p>tmsg (B)</text:p>
            </chart:title>
            <chart:categories table:cell-range-address="'tempo-e-vazaoV2'.J42:'tempo-e-vazaoV2'.M42"/>
          </chart:axis>
          <chart:axis chart:dimension="y" chart:name="primary-y" chart:style-name="ch8">
            <chart:title svg:x="3.153cm" svg:y="8.02cm" chart:style-name="ch9">
              <text:p>Vazão média (não bloqueante)</text:p>
            </chart:title>
            <chart:grid chart:style-name="ch10" chart:class="major"/>
          </chart:axis>
          <chart:series chart:style-name="ch11" chart:values-cell-range-address="'tempo-e-vazaoV2'.J43:'tempo-e-vazaoV2'.M43" chart:label-cell-address="'tempo-e-vazaoV2'.I43:'tempo-e-vazaoV2'.I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J42:'tempo-e-vazaoV2'.M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Vazão média  MB/s (não bloqueante)</text:p>
                <draw:g>
                  <svg:desc>'tempo-e-vazaoV2'.I43:'tempo-e-vazaoV2'.I43</svg:desc>
                </draw:g>
              </table:table-cell>
              <table:table-cell office:value-type="float" office:value="NaN">
                <text:p>NaN</text:p>
                <draw:g>
                  <svg:desc>'tempo-e-vazaoV2'.J43:'tempo-e-vazaoV2'.M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1'.A17:'tempo-e-vazaoV1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A42:'tempo-e-vazaoV1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94cm" svg:height="9.001cm" xlink:href=".." xlink:type="simple" chart:class="chart:bar" chart:style-name="ch1">
        <chart:title svg:x="4.638cm" svg:y="0.316cm" chart:style-name="ch2">
          <text:p>PingPongMPI (long int)</text:p>
        </chart:title>
        <chart:subtitle svg:x="4.016cm" svg:y="1.275cm" chart:style-name="ch3">
          <text:p>i3-7100U (2 core, 4 hyperthreads)</text:p>
        </chart:subtitle>
        <chart:legend chart:legend-position="end" svg:x="9.482cm" svg:y="4.201cm" style:legend-expansion="high" chart:style-name="ch4"/>
        <chart:plot-area chart:style-name="ch5" table:cell-range-address="'tempo-e-vazaoV2'.P42:'tempo-e-vazaoV2'.T43" chart:data-source-has-labels="both" svg:x="1.29cm" svg:y="2.138cm" svg:width="7.913cm" svg:height="5.702cm">
          <chart:coordinate-region svg:x="2.467cm" svg:y="2.138cm" svg:width="6.642cm" svg:height="5.055cm"/>
          <chart:axis chart:dimension="x" chart:name="primary-x" chart:style-name="ch6" chartooo:axis-type="auto">
            <chartooo:date-scale/>
            <chart:title svg:x="0.451cm" svg:y="5.642cm" chart:style-name="ch7">
              <text:p>tmsg (B)</text:p>
            </chart:title>
            <chart:categories table:cell-range-address="'tempo-e-vazaoV2'.Q42:'tempo-e-vazaoV2'.T42"/>
          </chart:axis>
          <chart:axis chart:dimension="y" chart:name="primary-y" chart:style-name="ch8">
            <chart:title svg:x="4.903cm" svg:y="7.945cm" chart:style-name="ch9">
              <text:p>Latencia média (My Bcast)</text:p>
            </chart:title>
            <chart:grid chart:style-name="ch10" chart:class="major"/>
          </chart:axis>
          <chart:series chart:style-name="ch11" chart:values-cell-range-address="'tempo-e-vazaoV2'.Q43:'tempo-e-vazaoV2'.T43" chart:label-cell-address="'tempo-e-vazaoV2'.P43:'tempo-e-vazaoV2'.P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Q42:'tempo-e-vazaoV2'.T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Latencia média us/nmsg</text:p>
                <draw:g>
                  <svg:desc>'tempo-e-vazaoV2'.P43:'tempo-e-vazaoV2'.P43</svg:desc>
                </draw:g>
              </table:table-cell>
              <table:table-cell office:value-type="float" office:value="0">
                <text:p>0</text:p>
                <draw:g>
                  <svg:desc>'tempo-e-vazaoV2'.Q43:'tempo-e-vazaoV2'.T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3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2'.A2:'compara-v1-e-v2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0">
                <text:p>0</text:p>
                <draw:g>
                  <svg:desc>'compara-v1-e-v2'.B4:'compara-v1-e-v2'.I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NaN">
                <text:p>NaN</text:p>
                <draw:g>
                  <svg:desc>'compara-v1-e-v2'.B5:'compara-v1-e-v2'.I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98cm" svg:height="8.948cm" xlink:href=".." xlink:type="simple" chart:class="chart:bar" chart:style-name="ch1">
        <chart:title svg:x="4.79cm" svg:y="0.314cm" chart:style-name="ch2">
          <text:p>PingPongMPI (long int)</text:p>
        </chart:title>
        <chart:subtitle svg:x="4.168cm" svg:y="1.271cm" chart:style-name="ch3">
          <text:p>i3-7100U (2 core, 4 hyperthreads)</text:p>
        </chart:subtitle>
        <chart:legend chart:legend-position="end" svg:x="10.525cm" svg:y="3.817cm" style:legend-expansion="custom" svg:width="3.482cm" svg:height="1.317cm" style:legend-expansion-aspect-ratio="2.64388762338648" chart:style-name="ch4"/>
        <chart:plot-area chart:style-name="ch5" table:cell-range-address="'tempo-e-vazaoV2'.A42:'tempo-e-vazaoV2'.E43" chart:data-source-has-labels="both" svg:x="1.296cm" svg:y="2.132cm" svg:width="9.025cm" svg:height="5.657cm">
          <chart:coordinate-region svg:x="2.473cm" svg:y="2.132cm" svg:width="7.661cm" svg:height="5.01cm"/>
          <chart:axis chart:dimension="x" chart:name="primary-x" chart:style-name="ch6" chartooo:axis-type="auto">
            <chartooo:date-scale/>
            <chart:title svg:x="0.451cm" svg:y="5.613cm" chart:style-name="ch7">
              <text:p>tmsg (B)</text:p>
            </chart:title>
            <chart:categories table:cell-range-address="'tempo-e-vazaoV2'.B42:'tempo-e-vazaoV2'.E42"/>
          </chart:axis>
          <chart:axis chart:dimension="y" chart:name="primary-y" chart:style-name="ch8">
            <chart:title svg:x="6.247cm" svg:y="8.005cm" chart:style-name="ch9">
              <text:p>Vazão média</text:p>
            </chart:title>
            <chart:grid chart:style-name="ch10" chart:class="major"/>
          </chart:axis>
          <chart:series chart:style-name="ch11" chart:values-cell-range-address="'tempo-e-vazaoV2'.B43:'tempo-e-vazaoV2'.E43" chart:label-cell-address="'tempo-e-vazaoV2'.A43:'tempo-e-vazaoV2'.A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B42:'tempo-e-vazaoV2'.E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Vazão média MB/s (My Bcast)</text:p>
                <draw:g>
                  <svg:desc>'tempo-e-vazaoV2'.A43:'tempo-e-vazaoV2'.A43</svg:desc>
                </draw:g>
              </table:table-cell>
              <table:table-cell office:value-type="float" office:value="NaN">
                <text:p>NaN</text:p>
                <draw:g>
                  <svg:desc>'tempo-e-vazaoV2'.B43:'tempo-e-vazaoV2'.E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